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s text:c="2"/>2022/2023<text:s/>UTME (Jamb)<text:s text:c="2"/>admission requirements<text:s/>for <text:s/>Ebonyi<text:s/>State University (<text:s/>EBSU)<text:s/>and Direct Entry (DE)<text:s/>candidate admission requirements<text:s/>2022/2023</text:p>
      <text:p text:style-name="Normal">In this post you<text:s/>Will have<text:s text:c="2"/>more insight<text:s/>on<text:s/>EBSU general admission requirements for 2022/2023<text:s/>,<text:s/>before applying to study an undergraduate course or programme this year.</text:p>
      <text:p text:style-name="Normal"/>
      <text:p text:style-name="Normal">EBSU Admission Requirements For 2022/2023</text:p>
      <text:p text:style-name="Normal"/>
      <text:p text:style-name="Normal">Table Of Contents [show]</text:p>
      <text:p text:style-name="Normal"/>
      <text:p text:style-name="Normal">EBSU Admission Requirements For 2022/2023</text:p>
      <text:p text:style-name="Normal">Below are the requirements for candidates that wish to gain admission into EBSU through JAMB (UTME):</text:p>
      <text:p text:style-name="Normal"/>
      <text:p text:style-name="Normal">A minimum of 5 credits in the Senior Secondary Certificate Examinations (SSC/GCE) or<text:s/>NECO, for those using<text:s/>NECO results.</text:p>
      <text:p text:style-name="Normal">You must choose the correct JAMB subject combination for your course.</text:p>
      <text:p text:style-name="Normal">As<text:s/><text:s/>aspirants (candidate who<text:s/>wish to study in<text:s/>a particular university) you must score at least<text:s/><text:s/>minimum of160<text:s/>and<text:s/>above, in order to stand a chance of<text:s/>gaining<text:s/>admission into the Ebonyi State University.</text:p>
      <text:p text:style-name="Normal"><text:s/>You must make<text:s/>EBSU <text:s/>your First Choice of Institution.</text:p>
      <text:p text:style-name="Normal">You Must Participate in EBSU POST UTME/SCREENING<text:s/>exercise<text:s/>in order to be<text:s/>considered for admission<text:s/>in<text:s/>any <text:s/>of<text:s/>the year.</text:p>
      <text:p text:style-name="Normal">Candidates must have reached the age of 16<text:s/>and above.</text:p>
      <text:p text:style-name="Normal">EBSU Requirements For Direct Entry (DE) 2022/2023</text:p>
      <text:p text:style-name="Normal">for<text:s/><text:s/>direct entry candidates,<text:s/>who<text:s/>wish to gain admission into Ebonyi State<text:s/>University<text:s/>here are their requirements:</text:p>
      <text:p text:style-name="Normal"/>
      <text:p text:style-name="Normal">A minimum of 5 credits in the Senior Secondary Certificate Examinations (SSCE/GCE)<text:s/><text:s/>or<text:s/>NECO.<text:s/>Candidates must also<text:s/>meet up with<text:s/>the<text:s/>such Faculty/Departmental entry requirements.</text:p>
      <text:p text:style-name="Normal">Degree (First Class/Second Class Upper) in related fields.</text:p>
      <text:p text:style-name="Normal">Direct entry candidates are required to purchase the EBSU Direct Entry form through the Joint Admission and Matriculation Board (JAMB) And EBSU Portal.</text:p>
      <text:p text:style-name="Normal">A minimum of Merit Pass in the National Certificate of Education (NCE), National Diploma (ND) and other Advanced Level Certificates.</text:p>
      <text:p text:style-name="Normal">Recommend link: <text:s/>LIST OF <text:s/>COURSES OFFERED IN<text:s/>EBSU<text:s/></text:p>
      <text:p text:style-name="Normal"/>
      <text:p text:style-name="Normal"/>
      <text:p text:style-name="Normal">How To Gain Admission Into EBSU</text:p>
      <text:p text:style-name="Normal"/>
      <text:p text:style-name="Normal">Requirements To Enter A University In Nigeria</text:p>
      <text:p text:style-name="Normal">JAMB Subject Combination For All Courses</text:p>
      <text:p text:style-name="Normal"/>
      <text:p text:style-name="Normal">If you think this post is helpful please<text:s/>share</text:p>
      <text:p text:style-name="Normal"/>
      <text:p text:style-name="Normal">0</text:p>
      <text:p text:style-name="Normal">Write A Comment</text:p>
      <text:p text:style-name="Normal">Name</text:p>
      <text:p text:style-name="Normal">Email</text:p>
      <text:p text:style-name="Normal">Enter your comment here..</text:p>
      <text:p text:style-name="Normal"><text:s/>Save my name, email, and website in this browser for the next time I comment.</text:p>
      <text:p text:style-name="Normal"/>
      <text:p text:style-name="Normal"/>
      <text:p text:style-name="Normal">Don’t subscribe</text:p>
      <text:p text:style-name="Normal"><text:s/>Notify me of followup comments via e-mail. You can also subscribe without commenting.</text:p>
      <text:p text:style-name="Normal"/>
      <text:p text:style-name="Normal"/>
      <text:p text:style-name="Normal"/>
      <text:p text:style-name="Normal"><text:s/></text:p>
      <text:p text:style-name="Normal">QUICK LINKS</text:p>
      <text:p text:style-name="Normal">JAMB Result</text:p>
      <text:p text:style-name="Normal"/>
      <text:p text:style-name="Normal">JAMB Form</text:p>
      <text:p text:style-name="Normal"/>
      <text:p text:style-name="Normal">JAMB Subject Combinations</text:p>
      <text:p text:style-name="Normal"/>
      <text:p text:style-name="Normal">JAMB Recommended Textbooks</text:p>
      <text:p text:style-name="Normal"/>
      <text:p text:style-name="Normal">JAMB CBT Centres</text:p>
      <text:p text:style-name="Normal"/>
      <text:p text:style-name="Normal">JAMB Brochure</text:p>
      <text:p text:style-name="Normal"/>
      <text:p text:style-name="Normal">JAMB Syllabus</text:p>
      <text:p text:style-name="Normal"/>
      <text:p text:style-name="Normal">JAMB Past Questions</text:p>
      <text:p text:style-name="Normal"/>
      <text:p text:style-name="Normal">Check O’level On CAPS</text:p>
      <text:p text:style-name="Normal"/>
      <text:p text:style-name="Normal">Upload Result on JAMB Profile</text:p>
      <text:p text:style-name="Normal"/>
      <text:p text:style-name="Normal">JAMB Matriculation List</text:p>
      <text:p text:style-name="Normal"/>
      <text:p text:style-name="Normal"><text:s/>How To <text:s/>Check your<text:s/>UTME JAMB Admission Status</text:p>
      <text:p text:style-name="Normal"/>
      <text:p text:style-name="Normal">Direct Entry Admission Status</text:p>
      <text:p text:style-name="Normal"/>
      <text:p text:style-name="Normal">Check Admission Status Without Email</text:p>
      <text:p text:style-name="Normal"/>
      <text:p text:style-name="Normal">Print JAMB Admission Letter</text:p>
      <text:p text:style-name="Normal"/>
      <text:p text:style-name="Normal">Create JAMB Profile</text:p>
      <text:p text:style-name="Normal"/>
      <text:p text:style-name="Normal">JAMB Change of Course/Institution</text:p>
      <text:p text:style-name="Normal"/>
      <text:p text:style-name="Normal"/>
      <text:p text:style-name="Normal"/>
      <text:p text:style-name="Normal">Reset JAMB Password</text:p>
      <text:p text:style-name="Normal"/>
      <text:p text:style-name="Normal">Buy WAEC Scratch Card</text:p>
      <text:p text:style-name="Normal"/>
      <text:p text:style-name="Normal">Buy NECO Result Check Pin</text:p>
      <text:p text:style-name="Normal"/>
      <text:p text:style-name="Normal">JAMB Cut Off Mark</text:p>
      <text:p text:style-name="Normal"/>
      <text:p text:style-name="Normal">WAEC Result Checker Portal</text:p>
      <text:p text:style-name="Normal"/>
      <text:p text:style-name="Normal">NECO Result Checker Portal</text:p>
      <text:p text:style-name="Normal"/>
      <text:p text:style-name="Normal">NYSC Call-Up Letter</text:p>
      <text:p text:style-name="Normal"/>
      <text:p text:style-name="Normal"/>
      <text:p text:style-name="Normal"/>
      <text:p text:style-name="Normal">Federal Universities In Nigeria</text:p>
      <text:p text:style-name="Normal"/>
      <text:p text:style-name="Normal">State Universities In Nigeria</text:p>
      <text:p text:style-name="Normal"/>
      <text:p text:style-name="Normal">Private Universities In Nigeria</text:p>
      <text:p text:style-name="Normal"/>
      <text:p text:style-name="Normal"/>
      <text:p text:style-name="Normal"/>
      <text:p text:style-name="Normal">Most Marketable Courses in Nigeria (TOP 20)</text:p>
      <text:p text:style-name="Normal"/>
      <text:p text:style-name="Normal">How To Choose A Course That Fits You</text:p>
      <text:p text:style-name="Normal"/>
      <text:p text:style-name="Normal">How To Get JAMB Email And Password 2021</text:p>
      <text:p text:style-name="Normal"/>
      <text:p text:style-name="Normal">The Life<text:s/>Changer download the pdf</text:p>
      <text:p text:style-name="Normal"/>
      <text:p text:style-name="Normal">Register For Post UTME</text:p>
      <text:p text:style-name="Normal"/>
      <text:p text:style-name="Normal">Admission Without JAMB</text:p>
      <text:p text:style-name="Normal"/>
      <text:p text:style-name="Normal">Advertise With Us</text:p>
      <text:p text:style-name="Normal"/>
      <text:p text:style-name="Normal"><text:s/></text:p>
      <text:p text:style-name="Normal"><text:s/></text:p>
      <text:p text:style-name="Normal"><text:s text:c="3"/></text:p>
      <text:p text:style-name="Normal">HOME</text:p>
      <text:p text:style-name="Normal">ABOUT US</text:p>
      <text:p text:style-name="Normal">CONTACT US</text:p>
      <text:p text:style-name="Normal">PRIVACY POLICY</text:p>
      <text:p text:style-name="Normal">TERMS AND CONDITIONS</text:p>
      <text:p text:style-name="Normal">COPYRIGHT © 2022 SCHOOLBEGINNER- ALL RIGHTS RESERVED.</text:p>
      <text:p text:style-name="Normal"/>
      <text:p text:style-name="Normal"><text:s/>TOP</text:p>
      <text:p text:style-name="Normal">Home</text:p>
      <text:p text:style-name="Normal">School News</text:p>
      <text:p text:style-name="Normal">Scholarships</text:p>
      <text:p text:style-name="Normal">Admission</text:p>
      <text:p text:style-name="Normal">JAMB</text:p>
      <text:p text:style-name="Normal">Post UTME</text:p>
      <text:p text:style-name="Normal">NYSC</text:p>
      <text:p text:style-name="Normal"><text:s/></text:p>
      <text:p text:style-name="Normal"/>
      <text:p text:style-name="Normal">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2347030829081</meta:initial-creator>
    <dc:creator>2347030829081</dc:creator>
    <meta:creation-date>2022-04-24T23:06:00Z</meta:creation-date>
    <dc:date>2022-04-24T23:06:00Z</dc:date>
    <meta:template xlink:href="Normal.dotm" xlink:type="simple"/>
    <meta:editing-cycles>49</meta:editing-cycles>
    <meta:editing-duration>PT3120S</meta:editing-duration>
    <meta:document-statistic meta:page-count="1" meta:paragraph-count="6" meta:word-count="513" meta:character-count="3434" meta:row-count="24" meta:non-whitespace-character-count="2927"/>
  </office:meta>
</office:document-meta>
</file>